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21.145cm" svg:height="12.272cm" svg:x="9.03cm" svg:y="27.266cm">
            <draw:object draw:notify-on-update-of-ranges="Feuille1.B2:Feuille1.B21 Feuille1.A2:Feuille1.A2 Feuille1.C2:Feuille1.C21 Feuille1.B44:Feuille1.B63 Feuille1.A44:Feuille1.A44 Feuille1.C44:Feuille1.C63 Feuille1.B23:Feuille1.B42 Feuille1.A23:Feuille1.A23 Feuille1.C23:Feuille1.C42 Feuille1.B65:Feuille1.B84 Feuille1.A65:Feuille1.A65 Feuille1.C65:Feuille1.C84 Feuille1.B86:Feuille1.B105 Feuille1.A86:Feuille1.A86 Feuille1.C86:Feuille1.C1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3">
          <table:table-cell office:value-type="string">
            <text:p>erreur</text:p>
          </table:table-cell>
          <table:table-cell office:value-type="string">
            <text:p>a chercher</text:p>
          </table:table-cell>
          <table:table-cell office:value-type="string">
            <text:p>nombre solutio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33">
            <text:p>3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105">
            <text:p>10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389">
            <text:p>38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294">
            <text:p>129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00">
            <text:p>700</text:p>
          </table:table-cell>
          <table:table-cell office:value-type="float" office:value="3930">
            <text:p>393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11356">
            <text:p>1135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30894">
            <text:p>3089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79537">
            <text:p>7953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00">
            <text:p>1100</text:p>
          </table:table-cell>
          <table:table-cell office:value-type="float" office:value="195458">
            <text:p>19545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459371">
            <text:p>45937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300">
            <text:p>1300</text:p>
          </table:table-cell>
          <table:table-cell office:value-type="float" office:value="1036912">
            <text:p>103691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400">
            <text:p>1400</text:p>
          </table:table-cell>
          <table:table-cell office:value-type="float" office:value="2256009">
            <text:p>225600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4745036">
            <text:p>474503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00">
            <text:p>1600</text:p>
          </table:table-cell>
          <table:table-cell office:value-type="float" office:value="9675311">
            <text:p>967531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300">
            <text:p>300</text:p>
          </table:table-cell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400">
            <text:p>400</text:p>
          </table:table-cell>
          <table:table-cell office:value-type="float" office:value="51">
            <text:p>51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500">
            <text:p>500</text:p>
          </table:table-cell>
          <table:table-cell office:value-type="float" office:value="196">
            <text:p>196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600">
            <text:p>600</text:p>
          </table:table-cell>
          <table:table-cell office:value-type="float" office:value="657">
            <text:p>657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700">
            <text:p>700</text:p>
          </table:table-cell>
          <table:table-cell office:value-type="float" office:value="1980">
            <text:p>198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800">
            <text:p>800</text:p>
          </table:table-cell>
          <table:table-cell office:value-type="float" office:value="5766">
            <text:p>5766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900">
            <text:p>900</text:p>
          </table:table-cell>
          <table:table-cell office:value-type="float" office:value="15570">
            <text:p>1557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000">
            <text:p>1000</text:p>
          </table:table-cell>
          <table:table-cell office:value-type="float" office:value="40320">
            <text:p>4032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100">
            <text:p>1100</text:p>
          </table:table-cell>
          <table:table-cell office:value-type="float" office:value="98932">
            <text:p>98932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200">
            <text:p>1200</text:p>
          </table:table-cell>
          <table:table-cell office:value-type="float" office:value="227323">
            <text:p>227323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300">
            <text:p>1300</text:p>
          </table:table-cell>
          <table:table-cell office:value-type="float" office:value="516859">
            <text:p>516859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400">
            <text:p>1400</text:p>
          </table:table-cell>
          <table:table-cell office:value-type="float" office:value="1122170">
            <text:p>112217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500">
            <text:p>1500</text:p>
          </table:table-cell>
          <table:table-cell office:value-type="float" office:value="2364820">
            <text:p>2364820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600">
            <text:p>1600</text:p>
          </table:table-cell>
          <table:table-cell office:value-type="float" office:value="4821171">
            <text:p>4821171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700">
            <text:p>1700</text:p>
          </table:table-cell>
          <table:table-cell office:value-type="float" office:value="9557718">
            <text:p>9557718</text:p>
          </table:table-cell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300">
            <text:p>1300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400">
            <text:p>1400</text:p>
          </table:table-cell>
          <table:table-cell office:value-type="float" office:value="755">
            <text:p>755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500">
            <text:p>1500</text:p>
          </table:table-cell>
          <table:table-cell office:value-type="float" office:value="13241">
            <text:p>13241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600">
            <text:p>1600</text:p>
          </table:table-cell>
          <table:table-cell office:value-type="float" office:value="126369">
            <text:p>126369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700">
            <text:p>1700</text:p>
          </table:table-cell>
          <table:table-cell office:value-type="float" office:value="814557">
            <text:p>814557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800">
            <text:p>1800</text:p>
          </table:table-cell>
          <table:table-cell office:value-type="float" office:value="3458668">
            <text:p>3458668</text:p>
          </table:table-cell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3">
          <table:table-cell office:value-type="float" office:value="0.1">
            <text:p>0,1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400">
            <text:p>1400</text:p>
          </table:table-cell>
          <table:table-cell office:value-type="float" office:value="81">
            <text:p>81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500">
            <text:p>1500</text:p>
          </table:table-cell>
          <table:table-cell office:value-type="float" office:value="2328">
            <text:p>2328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600">
            <text:p>1600</text:p>
          </table:table-cell>
          <table:table-cell office:value-type="float" office:value="32967">
            <text:p>32967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700">
            <text:p>1700</text:p>
          </table:table-cell>
          <table:table-cell office:value-type="float" office:value="263271">
            <text:p>263271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800">
            <text:p>1800</text:p>
          </table:table-cell>
          <table:table-cell office:value-type="float" office:value="1408882">
            <text:p>1408882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1900">
            <text:p>1900</text:p>
          </table:table-cell>
          <table:table-cell office:value-type="float" office:value="5315355">
            <text:p>5315355</text:p>
          </table:table-cell>
        </table:table-row>
        <table:table-row table:style-name="ro3">
          <table:table-cell office:value-type="float" office:value="0.05">
            <text:p>0,05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500">
            <text:p>1500</text:p>
          </table:table-cell>
          <table:table-cell office:value-type="float" office:value="301">
            <text:p>301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600">
            <text:p>1600</text:p>
          </table:table-cell>
          <table:table-cell office:value-type="float" office:value="4780">
            <text:p>4780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700">
            <text:p>1700</text:p>
          </table:table-cell>
          <table:table-cell office:value-type="float" office:value="44442">
            <text:p>44442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800">
            <text:p>1800</text:p>
          </table:table-cell>
          <table:table-cell office:value-type="float" office:value="253835">
            <text:p>253835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1900">
            <text:p>1900</text:p>
          </table:table-cell>
          <table:table-cell office:value-type="float" office:value="1029348">
            <text:p>1029348</text:p>
          </table:table-cell>
        </table:table-row>
        <table:table-row table:style-name="ro3">
          <table:table-cell office:value-type="float" office:value="0.01">
            <text:p>0,01</text:p>
          </table:table-cell>
          <table:table-cell office:value-type="float" office:value="2000">
            <text:p>2000</text:p>
          </table:table-cell>
          <table:table-cell office:value-type="float" office:value="3073236">
            <text:p>3073236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</meta:initial-creator>
    <meta:creation-date>2012-10-26T15:06:07</meta:creation-date>
    <dc:date>2013-01-04T03:43:00</dc:date>
    <dc:creator>Krozark </dc:creator>
    <meta:editing-duration>PT1H3M38S</meta:editing-duration>
    <meta:editing-cycles>22</meta:editing-cycles>
    <meta:generator>LibreOffice/3.5$Linux_x86 LibreOffice_project/350m1$Build-2</meta:generator>
    <meta:document-statistic meta:table-count="3" meta:cell-count="2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146cm" svg:height="12.273cm" xlink:href=".." xlink:type="simple" chart:class="chart:scatter" chart:style-name="ch1">
        <chart:title svg:x="6.032cm" svg:y="0.381cm" chart:style-name="ch2">
          <text:p>Nombre de solutions en fonction de la masse</text:p>
        </chart:title>
        <chart:legend chart:legend-position="end" svg:x="19.141cm" svg:y="4.841cm" style:legend-expansion="high" chart:style-name="ch3"/>
        <chart:plot-area chart:style-name="ch4" table:cell-range-address="Feuille1.B2:Feuille1.C21 Feuille1.A2:Feuille1.A2 Feuille1.A44:Feuille1.A44 Feuille1.C44:Feuille1.C63 Feuille1.A23:Feuille1.A23 Feuille1.C23:Feuille1.C42 Feuille1.A65:Feuille1.A65 Feuille1.C65:Feuille1.C84 Feuille1.A86:Feuille1.A86 Feuille1.C86:Feuille1.C105" chart:data-source-has-labels="row" svg:x="1.573cm" svg:y="1.16cm" svg:width="15.956cm" svg:height="9.984cm">
          <chartooo:coordinate-region svg:x="3.306cm" svg:y="1.36cm" svg:width="13.851cm" svg:height="9.137cm"/>
          <chart:axis chart:dimension="x" chart:name="primary-x" chart:style-name="ch5">
            <chart:title svg:x="9.017cm" svg:y="11.389cm" chart:style-name="ch6">
              <text:p>Masse</text:p>
            </chart:title>
          </chart:axis>
          <chart:axis chart:dimension="y" chart:name="primary-y" chart:style-name="ch5">
            <chart:title svg:x="0.591cm" svg:y="6.805cm" chart:style-name="ch7">
              <text:p>Solution</text:p>
            </chart:title>
            <chart:grid chart:style-name="ch8" chart:class="major"/>
          </chart:axis>
          <chart:series chart:style-name="ch9" chart:values-cell-range-address="Feuille1.C2:Feuille1.C21" chart:label-cell-address="Feuille1.A2:Feuille1.A2" chart:class="chart:scatter">
            <chart:domain table:cell-range-address="Feuille1.B2:Feuille1.B21"/>
            <chart:data-point chart:repeated="20"/>
          </chart:series>
          <chart:series chart:style-name="ch10" chart:values-cell-range-address="Feuille1.C44:Feuille1.C63" chart:label-cell-address="Feuille1.A44:Feuille1.A44" chart:class="chart:scatter">
            <chart:domain table:cell-range-address="Feuille1.B44:Feuille1.B63"/>
            <chart:data-point chart:repeated="20"/>
          </chart:series>
          <chart:series chart:style-name="ch11" chart:values-cell-range-address="Feuille1.C23:Feuille1.C42" chart:label-cell-address="Feuille1.A23:Feuille1.A23" chart:class="chart:scatter">
            <chart:domain table:cell-range-address="Feuille1.B23:Feuille1.B42"/>
            <chart:data-point chart:repeated="20"/>
          </chart:series>
          <chart:series chart:style-name="ch12" chart:values-cell-range-address="Feuille1.C65:Feuille1.C84" chart:label-cell-address="Feuille1.A65:Feuille1.A65" chart:class="chart:scatter">
            <chart:domain table:cell-range-address="Feuille1.B65:Feuille1.B84"/>
            <chart:data-point chart:repeated="20"/>
          </chart:series>
          <chart:series chart:style-name="ch13" chart:values-cell-range-address="Feuille1.C86:Feuille1.C105" chart:label-cell-address="Feuille1.A86:Feuille1.A86" chart:class="chart:scatter">
            <chart:domain table:cell-range-address="Feuille1.B86:Feuille1.B105"/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1</text:p>
                <draw:g>
                  <svg:desc>Feuille1.A2:Feuille1.A2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0,1</text:p>
                <draw:g>
                  <svg:desc>Feuille1.A44:Feuille1.A44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0,5</text:p>
                <draw:g>
                  <svg:desc>Feuille1.A23:Feuille1.A23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0,05</text:p>
                <draw:g>
                  <svg:desc>Feuille1.A65:Feuille1.A65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0,01</text:p>
                <draw:g>
                  <svg:desc>Feuille1.A86:Feuille1.A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euille1.B2:Feuille1.B21</svg:desc>
                </draw:g>
              </table:table-cell>
              <table:table-cell office:value-type="float" office:value="1">
                <text:p>1</text:p>
                <draw:g>
                  <svg:desc>Feuille1.C2:Feuille1.C21</svg:desc>
                </draw:g>
              </table:table-cell>
              <table:table-cell office:value-type="float" office:value="100">
                <text:p>100</text:p>
                <draw:g>
                  <svg:desc>Feuille1.B44:Feuille1.B63</svg:desc>
                </draw:g>
              </table:table-cell>
              <table:table-cell office:value-type="float" office:value="0">
                <text:p>0</text:p>
                <draw:g>
                  <svg:desc>Feuille1.C44:Feuille1.C63</svg:desc>
                </draw:g>
              </table:table-cell>
              <table:table-cell office:value-type="float" office:value="100">
                <text:p>100</text:p>
                <draw:g>
                  <svg:desc>Feuille1.B23:Feuille1.B42</svg:desc>
                </draw:g>
              </table:table-cell>
              <table:table-cell office:value-type="float" office:value="0">
                <text:p>0</text:p>
                <draw:g>
                  <svg:desc>Feuille1.C23:Feuille1.C42</svg:desc>
                </draw:g>
              </table:table-cell>
              <table:table-cell office:value-type="float" office:value="100">
                <text:p>100</text:p>
                <draw:g>
                  <svg:desc>Feuille1.B65:Feuille1.B84</svg:desc>
                </draw:g>
              </table:table-cell>
              <table:table-cell office:value-type="float" office:value="0">
                <text:p>0</text:p>
                <draw:g>
                  <svg:desc>Feuille1.C65:Feuille1.C84</svg:desc>
                </draw:g>
              </table:table-cell>
              <table:table-cell office:value-type="float" office:value="100">
                <text:p>100</text:p>
                <draw:g>
                  <svg:desc>Feuille1.B86:Feuille1.B105</svg:desc>
                </draw:g>
              </table:table-cell>
              <table:table-cell office:value-type="float" office:value="0">
                <text:p>0</text:p>
                <draw:g>
                  <svg:desc>Feuille1.C86:Feuille1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3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16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05">
                <text:p>105</text:p>
              </table:table-cell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  <table:table-cell office:value-type="float" office:value="400">
                <text:p>400</text:p>
              </table:table-cell>
              <table:table-cell office:value-type="float" office:value="51">
                <text:p>51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89">
                <text:p>389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196">
                <text:p>196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294">
                <text:p>1294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600">
                <text:p>600</text:p>
              </table:table-cell>
              <table:table-cell office:value-type="float" office:value="657">
                <text:p>657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930">
                <text:p>393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700">
                <text:p>700</text:p>
              </table:table-cell>
              <table:table-cell office:value-type="float" office:value="1980">
                <text:p>198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1356">
                <text:p>1135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800">
                <text:p>800</text:p>
              </table:table-cell>
              <table:table-cell office:value-type="float" office:value="5766">
                <text:p>576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0894">
                <text:p>30894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  <table:table-cell office:value-type="float" office:value="15570">
                <text:p>1557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79537">
                <text:p>79537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40320">
                <text:p>403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95458">
                <text:p>195458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  <table:table-cell office:value-type="float" office:value="98932">
                <text:p>98932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459371">
                <text:p>459371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227323">
                <text:p>227323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036912">
                <text:p>1036912</text:p>
              </table:table-cell>
              <table:table-cell office:value-type="float" office:value="1300">
                <text:p>1300</text:p>
              </table:table-cell>
              <table:table-cell office:value-type="float" office:value="14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516859">
                <text:p>516859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2256009">
                <text:p>2256009</text:p>
              </table:table-cell>
              <table:table-cell office:value-type="float" office:value="1400">
                <text:p>1400</text:p>
              </table:table-cell>
              <table:table-cell office:value-type="float" office:value="755">
                <text:p>755</text:p>
              </table:table-cell>
              <table:table-cell office:value-type="float" office:value="1400">
                <text:p>1400</text:p>
              </table:table-cell>
              <table:table-cell office:value-type="float" office:value="1122170">
                <text:p>1122170</text:p>
              </table:table-cell>
              <table:table-cell office:value-type="float" office:value="1400">
                <text:p>1400</text:p>
              </table:table-cell>
              <table:table-cell office:value-type="float" office:value="81">
                <text:p>81</text:p>
              </table:table-cell>
              <table:table-cell office:value-type="float" office:value="1400">
                <text:p>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745036">
                <text:p>4745036</text:p>
              </table:table-cell>
              <table:table-cell office:value-type="float" office:value="1500">
                <text:p>1500</text:p>
              </table:table-cell>
              <table:table-cell office:value-type="float" office:value="13241">
                <text:p>13241</text:p>
              </table:table-cell>
              <table:table-cell office:value-type="float" office:value="1500">
                <text:p>1500</text:p>
              </table:table-cell>
              <table:table-cell office:value-type="float" office:value="2364820">
                <text:p>2364820</text:p>
              </table:table-cell>
              <table:table-cell office:value-type="float" office:value="1500">
                <text:p>1500</text:p>
              </table:table-cell>
              <table:table-cell office:value-type="float" office:value="2328">
                <text:p>2328</text:p>
              </table:table-cell>
              <table:table-cell office:value-type="float" office:value="1500">
                <text:p>15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9675311">
                <text:p>9675311</text:p>
              </table:table-cell>
              <table:table-cell office:value-type="float" office:value="1600">
                <text:p>1600</text:p>
              </table:table-cell>
              <table:table-cell office:value-type="float" office:value="126369">
                <text:p>126369</text:p>
              </table:table-cell>
              <table:table-cell office:value-type="float" office:value="1600">
                <text:p>1600</text:p>
              </table:table-cell>
              <table:table-cell office:value-type="float" office:value="4821171">
                <text:p>4821171</text:p>
              </table:table-cell>
              <table:table-cell office:value-type="float" office:value="1600">
                <text:p>1600</text:p>
              </table:table-cell>
              <table:table-cell office:value-type="float" office:value="32967">
                <text:p>32967</text:p>
              </table:table-cell>
              <table:table-cell office:value-type="float" office:value="1600">
                <text:p>1600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1700">
                <text:p>1700</text:p>
              </table:table-cell>
              <table:table-cell office:value-type="float" office:value="814557">
                <text:p>814557</text:p>
              </table:table-cell>
              <table:table-cell office:value-type="float" office:value="1700">
                <text:p>1700</text:p>
              </table:table-cell>
              <table:table-cell office:value-type="float" office:value="9557718">
                <text:p>9557718</text:p>
              </table:table-cell>
              <table:table-cell office:value-type="float" office:value="1700">
                <text:p>1700</text:p>
              </table:table-cell>
              <table:table-cell office:value-type="float" office:value="263271">
                <text:p>263271</text:p>
              </table:table-cell>
              <table:table-cell office:value-type="float" office:value="1700">
                <text:p>1700</text:p>
              </table:table-cell>
              <table:table-cell office:value-type="float" office:value="44442">
                <text:p>44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3458668">
                <text:p>3458668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1408882">
                <text:p>1408882</text:p>
              </table:table-cell>
              <table:table-cell office:value-type="float" office:value="1800">
                <text:p>1800</text:p>
              </table:table-cell>
              <table:table-cell office:value-type="float" office:value="253835">
                <text:p>253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5315355">
                <text:p>5315355</text:p>
              </table:table-cell>
              <table:table-cell office:value-type="float" office:value="1900">
                <text:p>1900</text:p>
              </table:table-cell>
              <table:table-cell office:value-type="float" office:value="1029348">
                <text:p>1029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3073236">
                <text:p>3073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